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8.39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yoftheyear</text:p>
          </table:table-cell>
          <table:table-cell office:value-type="string" calcext:value-type="string">
            <text:p>au.nem.nsw1.fuel_tech.solar_rooftop.energy (GWh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.6665751554398" calcext:value-type="float">
            <text:p>26.66657515543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2426551203643" calcext:value-type="float">
            <text:p>27.24265512036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9882191123971" calcext:value-type="float">
            <text:p>23.98821911239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.7533155196418" calcext:value-type="float">
            <text:p>23.75331551964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.2522239375552" calcext:value-type="float">
            <text:p>21.25222393755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.2932179729259" calcext:value-type="float">
            <text:p>25.29321797292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.3304739371658" calcext:value-type="float">
            <text:p>27.33047393716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.5632411952819" calcext:value-type="float">
            <text:p>26.56324119528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.4594876835572" calcext:value-type="float">
            <text:p>28.45948768355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.7972416974092" calcext:value-type="float">
            <text:p>24.79724169740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.3690475237496" calcext:value-type="float">
            <text:p>27.36904752374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.5496276628271" calcext:value-type="float">
            <text:p>29.54962766282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.8141351290565" calcext:value-type="float">
            <text:p>27.81413512905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.0538291544579" calcext:value-type="float">
            <text:p>27.05382915445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.0045038715542" calcext:value-type="float">
            <text:p>28.00450387155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655696410854" calcext:value-type="float">
            <text:p>28.6556964108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.7250953704839" calcext:value-type="float">
            <text:p>28.72509537048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.6480391133382" calcext:value-type="float">
            <text:p>22.64803911333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.459519720086" calcext:value-type="float">
            <text:p>23.4595197200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.8160882968248" calcext:value-type="float">
            <text:p>29.81608829682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.5677009517841" calcext:value-type="float">
            <text:p>26.567700951784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.0369986835277" calcext:value-type="float">
            <text:p>27.036998683527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.9539964644299" calcext:value-type="float">
            <text:p>24.95399646442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.0184551888393" calcext:value-type="float">
            <text:p>23.018455188839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.6151586695093" calcext:value-type="float">
            <text:p>26.615158669509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.9199108077957" calcext:value-type="float">
            <text:p>21.91991080779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.5964221904975" calcext:value-type="float">
            <text:p>25.59642219049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.9398381925307" calcext:value-type="float">
            <text:p>24.93983819253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.4577521030762" calcext:value-type="float">
            <text:p>24.45775210307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.0336619179062" calcext:value-type="float">
            <text:p>24.03366191790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.4593437735386" calcext:value-type="float">
            <text:p>23.45934377353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.9199345988877" calcext:value-type="float">
            <text:p>23.919934598887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.9068631814601" calcext:value-type="float">
            <text:p>26.90686318146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.2410607044136" calcext:value-type="float">
            <text:p>27.24106070441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.5359535426773" calcext:value-type="float">
            <text:p>26.53595354267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.1184097355688" calcext:value-type="float">
            <text:p>23.118409735568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.5377644193376" calcext:value-type="float">
            <text:p>23.53776441933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.0695438690222" calcext:value-type="float">
            <text:p>23.06954386902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.4638128639405" calcext:value-type="float">
            <text:p>23.46381286394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8.9255644431943" calcext:value-type="float">
            <text:p>28.92556444319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7.6777869250298" calcext:value-type="float">
            <text:p>27.67778692502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.1360148539097" calcext:value-type="float">
            <text:p>26.136014853909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4.6928921220295" calcext:value-type="float">
            <text:p>24.69289212202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.5044633547653" calcext:value-type="float">
            <text:p>25.50446335476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.5324297280166" calcext:value-type="float">
            <text:p>25.532429728016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.6135618367433" calcext:value-type="float">
            <text:p>27.61356183674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.7997105480791" calcext:value-type="float">
            <text:p>25.799710548079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6.340609807051" calcext:value-type="float">
            <text:p>26.3406098070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.167216413824" calcext:value-type="float">
            <text:p>23.1672164138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.0301099475703" calcext:value-type="float">
            <text:p>24.030109947570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3.628441043183" calcext:value-type="float">
            <text:p>23.62844104318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1.5980810677737" calcext:value-type="float">
            <text:p>21.59808106777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1.5604009346031" calcext:value-type="float">
            <text:p>21.560400934603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.3707917409487" calcext:value-type="float">
            <text:p>21.370791740948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.7217350474904" calcext:value-type="float">
            <text:p>20.721735047490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1.8501325790859" calcext:value-type="float">
            <text:p>21.85013257908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.4565534875396" calcext:value-type="float">
            <text:p>20.456553487539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.5618335236918" calcext:value-type="float">
            <text:p>24.56183352369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.5172849731263" calcext:value-type="float">
            <text:p>23.517284973126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1.8265594712181" calcext:value-type="float">
            <text:p>21.82655947121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.3983595996151" calcext:value-type="float">
            <text:p>21.398359599615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.0631805183325" calcext:value-type="float">
            <text:p>21.06318051833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.5887525924002" calcext:value-type="float">
            <text:p>19.588752592400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.0050983992318" calcext:value-type="float">
            <text:p>21.00509839923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.2539230516084" calcext:value-type="float">
            <text:p>22.253923051608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1.3811731164885" calcext:value-type="float">
            <text:p>21.381173116488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.8296308417489" calcext:value-type="float">
            <text:p>21.829630841748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3.5370670091211" calcext:value-type="float">
            <text:p>23.53706700912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.9404507732422" calcext:value-type="float">
            <text:p>23.940450773242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.0060674854037" calcext:value-type="float">
            <text:p>22.00606748540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.4274097885401" calcext:value-type="float">
            <text:p>19.42740978854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.0738353295074" calcext:value-type="float">
            <text:p>18.073835329507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.0539948380946" calcext:value-type="float">
            <text:p>20.053994838094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.6029809903728" calcext:value-type="float">
            <text:p>17.602980990372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.387010780431" calcext:value-type="float">
            <text:p>18.38701078043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.0593751220649" calcext:value-type="float">
            <text:p>18.059375122064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.911346219072" calcext:value-type="float">
            <text:p>18.91134621907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.6755439514443" calcext:value-type="float">
            <text:p>19.67554395144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.3505210637114" calcext:value-type="float">
            <text:p>15.35052106371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7.3641650175911" calcext:value-type="float">
            <text:p>17.36416501759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.3906126610215" calcext:value-type="float">
            <text:p>16.39061266102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8.9861617619165" calcext:value-type="float">
            <text:p>18.986161761916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.8996247957901" calcext:value-type="float">
            <text:p>16.899624795790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9.5039228943794" calcext:value-type="float">
            <text:p>19.503922894379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9.202358949501" calcext:value-type="float">
            <text:p>19.2023589495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.8217892337031" calcext:value-type="float">
            <text:p>18.821789233703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8.398122167781" calcext:value-type="float">
            <text:p>18.39812216778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.1149156914701" calcext:value-type="float">
            <text:p>17.11491569147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.8577508267709" calcext:value-type="float">
            <text:p>19.857750826770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9.8848542038909" calcext:value-type="float">
            <text:p>19.884854203890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.6194494535049" calcext:value-type="float">
            <text:p>17.619449453504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8.5028689602357" calcext:value-type="float">
            <text:p>18.502868960235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.1652792130629" calcext:value-type="float">
            <text:p>18.165279213062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.8322723117301" calcext:value-type="float">
            <text:p>18.83227231173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.6603486424903" calcext:value-type="float">
            <text:p>18.660348642490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8.1953332793642" calcext:value-type="float">
            <text:p>18.195333279364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8.344496328383" calcext:value-type="float">
            <text:p>18.34449632838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6.8081736911022" calcext:value-type="float">
            <text:p>16.80817369110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.7167988547952" calcext:value-type="float">
            <text:p>18.716798854795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.9070930677469" calcext:value-type="float">
            <text:p>18.907093067746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9.0975154281483" calcext:value-type="float">
            <text:p>19.097515428148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.9219170181927" calcext:value-type="float">
            <text:p>18.921917018192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8.8107203690431" calcext:value-type="float">
            <text:p>18.81072036904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.7384947671761" calcext:value-type="float">
            <text:p>19.738494767176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8.836391136102" calcext:value-type="float">
            <text:p>18.83639113610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.5125561572758" calcext:value-type="float">
            <text:p>16.512556157275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.1864401690943" calcext:value-type="float">
            <text:p>18.186440169094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.4357887600102" calcext:value-type="float">
            <text:p>18.435788760010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7.5445160516213" calcext:value-type="float">
            <text:p>17.544516051621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.9688019994668" calcext:value-type="float">
            <text:p>16.968801999466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6.6010953689988" calcext:value-type="float">
            <text:p>16.601095368998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.6314114903023" calcext:value-type="float">
            <text:p>17.631411490302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7.6340978860159" calcext:value-type="float">
            <text:p>17.634097886015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6.9544401780485" calcext:value-type="float">
            <text:p>16.954440178048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6.9455355239887" calcext:value-type="float">
            <text:p>16.945535523988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6.2366289136839" calcext:value-type="float">
            <text:p>16.236628913683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6.4065002075181" calcext:value-type="float">
            <text:p>16.406500207518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.6952863931694" calcext:value-type="float">
            <text:p>15.695286393169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.9281826279448" calcext:value-type="float">
            <text:p>14.928182627944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.9654677947471" calcext:value-type="float">
            <text:p>14.965467794747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.4268896349249" calcext:value-type="float">
            <text:p>15.426889634924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6.182842418915" calcext:value-type="float">
            <text:p>16.18284241891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.9483659708076" calcext:value-type="float">
            <text:p>15.948365970807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.5375207879777" calcext:value-type="float">
            <text:p>16.537520787977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7.0313368146697" calcext:value-type="float">
            <text:p>17.031336814669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6.842370722795" calcext:value-type="float">
            <text:p>16.8423707227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.8972689323184" calcext:value-type="float">
            <text:p>16.897268932318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.1297489181032" calcext:value-type="float">
            <text:p>15.129748918103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.3482702073004" calcext:value-type="float">
            <text:p>14.348270207300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.6885381231784" calcext:value-type="float">
            <text:p>15.688538123178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.829767684941" calcext:value-type="float">
            <text:p>14.82976768494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.0021952898415" calcext:value-type="float">
            <text:p>15.002195289841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.3108714840587" calcext:value-type="float">
            <text:p>15.310871484058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.8759868177086" calcext:value-type="float">
            <text:p>14.875986817708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.9963939054302" calcext:value-type="float">
            <text:p>15.996393905430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.274141587516" calcext:value-type="float">
            <text:p>16.27414158751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6.2275197847757" calcext:value-type="float">
            <text:p>16.227519784775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.6047347699207" calcext:value-type="float">
            <text:p>14.604734769920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.2490456864373" calcext:value-type="float">
            <text:p>15.249045686437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.0671020573163" calcext:value-type="float">
            <text:p>15.067102057316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.5183664904429" calcext:value-type="float">
            <text:p>14.518366490442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.673055321807" calcext:value-type="float">
            <text:p>14.67305532180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.9563594724735" calcext:value-type="float">
            <text:p>13.956359472473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.9919745087606" calcext:value-type="float">
            <text:p>14.991974508760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.6739028906835" calcext:value-type="float">
            <text:p>14.673902890683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.3936459999603" calcext:value-type="float">
            <text:p>14.393645999960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.0555719268804" calcext:value-type="float">
            <text:p>15.055571926880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.025974198736" calcext:value-type="float">
            <text:p>15.0259741987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.0917756265088" calcext:value-type="float">
            <text:p>14.091775626508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.3737286062333" calcext:value-type="float">
            <text:p>15.373728606233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.6578887322443" calcext:value-type="float">
            <text:p>13.657888732244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.4915684387851" calcext:value-type="float">
            <text:p>13.491568438785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.0969790741748" calcext:value-type="float">
            <text:p>12.096979074174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.7653473315917" calcext:value-type="float">
            <text:p>12.765347331591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.4223009089116" calcext:value-type="float">
            <text:p>12.422300908911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.0081300266354" calcext:value-type="float">
            <text:p>13.008130026635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.1728931299839" calcext:value-type="float">
            <text:p>13.172893129983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.2335924436903" calcext:value-type="float">
            <text:p>11.233592443690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.6300318825726" calcext:value-type="float">
            <text:p>13.630031882572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.722500834023" calcext:value-type="float">
            <text:p>12.72250083402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3.6393068237263" calcext:value-type="float">
            <text:p>13.639306823726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.2364478711713" calcext:value-type="float">
            <text:p>14.236447871171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.5204772307545" calcext:value-type="float">
            <text:p>13.520477230754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.4711498927175" calcext:value-type="float">
            <text:p>14.471149892717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.6353539517879" calcext:value-type="float">
            <text:p>14.635353951787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.855666931516" calcext:value-type="float">
            <text:p>13.85566693151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.0702577040458" calcext:value-type="float">
            <text:p>14.070257704045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.6701473285817" calcext:value-type="float">
            <text:p>12.67014732858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.9054492683145" calcext:value-type="float">
            <text:p>12.905449268314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.6801871036991" calcext:value-type="float">
            <text:p>12.680187103699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.7750134606487" calcext:value-type="float">
            <text:p>13.775013460648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3.4280411903135" calcext:value-type="float">
            <text:p>13.428041190313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3.9619742474274" calcext:value-type="float">
            <text:p>13.96197424742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3.9283547830768" calcext:value-type="float">
            <text:p>13.928354783076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.7003766451589" calcext:value-type="float">
            <text:p>14.700376645158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.9212870221499" calcext:value-type="float">
            <text:p>14.921287022149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.0959101669817" calcext:value-type="float">
            <text:p>14.095910166981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.7018126716607" calcext:value-type="float">
            <text:p>11.701812671660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.0098446784717" calcext:value-type="float">
            <text:p>14.009844678471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.5275760470254" calcext:value-type="float">
            <text:p>14.527576047025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.7432531430569" calcext:value-type="float">
            <text:p>13.743253143056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3.8908143485768" calcext:value-type="float">
            <text:p>13.890814348576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.2315176579331" calcext:value-type="float">
            <text:p>13.231517657933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3.3596954177094" calcext:value-type="float">
            <text:p>13.359695417709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3.874289709453" calcext:value-type="float">
            <text:p>13.87428970945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.7686682597557" calcext:value-type="float">
            <text:p>13.768668259755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.7617144779441" calcext:value-type="float">
            <text:p>14.761714477944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.2813951194052" calcext:value-type="float">
            <text:p>14.281395119405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.4280408581024" calcext:value-type="float">
            <text:p>13.428040858102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.2602439840588" calcext:value-type="float">
            <text:p>14.260243984058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.5682159100043" calcext:value-type="float">
            <text:p>14.568215910004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3.8415583270098" calcext:value-type="float">
            <text:p>13.841558327009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5.405171618066" calcext:value-type="float">
            <text:p>15.40517161806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.6292984929993" calcext:value-type="float">
            <text:p>14.629298492999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.2208405676458" calcext:value-type="float">
            <text:p>15.220840567645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.2629427995562" calcext:value-type="float">
            <text:p>15.262942799556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5.5823425907926" calcext:value-type="float">
            <text:p>15.582342590792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.6087562520722" calcext:value-type="float">
            <text:p>15.60875625207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.6094887565512" calcext:value-type="float">
            <text:p>15.609488756551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5.3869549715283" calcext:value-type="float">
            <text:p>15.386954971528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.608485604275" calcext:value-type="float">
            <text:p>14.60848560427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.6463123451048" calcext:value-type="float">
            <text:p>15.646312345104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5.5983840608822" calcext:value-type="float">
            <text:p>15.598384060882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6.558897963399" calcext:value-type="float">
            <text:p>16.55889796339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.7049677510392" calcext:value-type="float">
            <text:p>16.704967751039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5.7918034414046" calcext:value-type="float">
            <text:p>15.791803441404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6.0275821554032" calcext:value-type="float">
            <text:p>16.027582155403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5.4221119780668" calcext:value-type="float">
            <text:p>15.422111978066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6.5861012207356" calcext:value-type="float">
            <text:p>16.586101220735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6.9696021824823" calcext:value-type="float">
            <text:p>16.969602182482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5.6279607221542" calcext:value-type="float">
            <text:p>15.627960722154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6.6233109309967" calcext:value-type="float">
            <text:p>16.623310930996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6.1225027064762" calcext:value-type="float">
            <text:p>16.122502706476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6.0264122066053" calcext:value-type="float">
            <text:p>16.026412206605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5.7234113319462" calcext:value-type="float">
            <text:p>15.723411331946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6.519505292448" calcext:value-type="float">
            <text:p>16.51950529244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6.5287743081242" calcext:value-type="float">
            <text:p>16.528774308124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7.1500040690227" calcext:value-type="float">
            <text:p>17.150004069022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.2577535874308" calcext:value-type="float">
            <text:p>15.257753587430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7.1504224753502" calcext:value-type="float">
            <text:p>17.150422475350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7.3832001852864" calcext:value-type="float">
            <text:p>17.383200185286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7.3045922673447" calcext:value-type="float">
            <text:p>17.304592267344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7.2461322104878" calcext:value-type="float">
            <text:p>17.246132210487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7.5670242165378" calcext:value-type="float">
            <text:p>17.567024216537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8.370684211944" calcext:value-type="float">
            <text:p>18.37068421194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7.1760387779198" calcext:value-type="float">
            <text:p>17.176038777919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8.7251967194707" calcext:value-type="float">
            <text:p>18.725196719470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9.6817489119892" calcext:value-type="float">
            <text:p>19.681748911989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.8996754782792" calcext:value-type="float">
            <text:p>18.899675478279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8.9564333333104" calcext:value-type="float">
            <text:p>18.956433333310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9.341441754876" calcext:value-type="float">
            <text:p>19.34144175487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8.7622361390281" calcext:value-type="float">
            <text:p>18.762236139028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9.4606599266808" calcext:value-type="float">
            <text:p>19.460659926680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7.0176535089699" calcext:value-type="float">
            <text:p>17.017653508969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7.6524341158881" calcext:value-type="float">
            <text:p>17.652434115888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7.3179837456624" calcext:value-type="float">
            <text:p>17.317983745662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7.5201695200744" calcext:value-type="float">
            <text:p>17.520169520074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7.8667768151483" calcext:value-type="float">
            <text:p>17.866776815148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.9413071017141" calcext:value-type="float">
            <text:p>19.941307101714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8.5151604940974" calcext:value-type="float">
            <text:p>18.515160494097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9.4931954115472" calcext:value-type="float">
            <text:p>19.493195411547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8.7240849394329" calcext:value-type="float">
            <text:p>18.724084939432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9.9302741405218" calcext:value-type="float">
            <text:p>19.930274140521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9.2905279823085" calcext:value-type="float">
            <text:p>19.290527982308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7.8244517143558" calcext:value-type="float">
            <text:p>17.824451714355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9.6505033866666" calcext:value-type="float">
            <text:p>19.650503386666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9.9793623041557" calcext:value-type="float">
            <text:p>19.979362304155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1.454877992045" calcext:value-type="float">
            <text:p>21.4548779920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1.589231352608" calcext:value-type="float">
            <text:p>21.58923135260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9.747745717966" calcext:value-type="float">
            <text:p>19.74774571796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1.4773900397054" calcext:value-type="float">
            <text:p>21.477390039705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0.5059814807334" calcext:value-type="float">
            <text:p>20.505981480733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3.1073401520653" calcext:value-type="float">
            <text:p>23.107340152065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2.4442687533965" calcext:value-type="float">
            <text:p>22.444268753396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.5842253008717" calcext:value-type="float">
            <text:p>22.584225300871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1.0295093485988" calcext:value-type="float">
            <text:p>21.029509348598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1.6160249848004" calcext:value-type="float">
            <text:p>21.616024984800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2.322333744291" calcext:value-type="float">
            <text:p>22.32233374429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.2583148221617" calcext:value-type="float">
            <text:p>22.258314822161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2.2787549666424" calcext:value-type="float">
            <text:p>22.278754966642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0.8121059205889" calcext:value-type="float">
            <text:p>20.812105920588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3.0020881382204" calcext:value-type="float">
            <text:p>23.002088138220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.2637920475652" calcext:value-type="float">
            <text:p>21.263792047565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1.2871754021108" calcext:value-type="float">
            <text:p>21.287175402110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1.8747451005897" calcext:value-type="float">
            <text:p>21.874745100589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2.687537677553" calcext:value-type="float">
            <text:p>22.68753767755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.1258847918987" calcext:value-type="float">
            <text:p>25.125884791898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0.0842333445118" calcext:value-type="float">
            <text:p>20.084233344511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3.7364486208281" calcext:value-type="float">
            <text:p>23.736448620828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3.4979150535679" calcext:value-type="float">
            <text:p>23.497915053567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4.4465528924296" calcext:value-type="float">
            <text:p>24.446552892429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1.3768405941122" calcext:value-type="float">
            <text:p>21.376840594112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3.111207869557" calcext:value-type="float">
            <text:p>23.11120786955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5.5495739523943" calcext:value-type="float">
            <text:p>25.549573952394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5.4495155998596" calcext:value-type="float">
            <text:p>25.449515599859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2.3540854277711" calcext:value-type="float">
            <text:p>22.354085427771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1.5386790621676" calcext:value-type="float">
            <text:p>21.538679062167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2.8101013343407" calcext:value-type="float">
            <text:p>22.810101334340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2.1906875656095" calcext:value-type="float">
            <text:p>22.190687565609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0.2612737043045" calcext:value-type="float">
            <text:p>20.261273704304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4.8100369953612" calcext:value-type="float">
            <text:p>24.810036995361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1.493933088734" calcext:value-type="float">
            <text:p>21.49393308873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1.4514180704396" calcext:value-type="float">
            <text:p>21.451418070439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2.7949408147746" calcext:value-type="float">
            <text:p>22.794940814774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3.7389957228091" calcext:value-type="float">
            <text:p>23.738995722809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3.6584202499331" calcext:value-type="float">
            <text:p>23.658420249933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5.9275316832688" calcext:value-type="float">
            <text:p>25.927531683268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6.7785024398945" calcext:value-type="float">
            <text:p>26.778502439894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4.118350630535" calcext:value-type="float">
            <text:p>24.11835063053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3.3888924757405" calcext:value-type="float">
            <text:p>23.388892475740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6.1383475527588" calcext:value-type="float">
            <text:p>26.138347552758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3.1484098430869" calcext:value-type="float">
            <text:p>23.148409843086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4.3694533411554" calcext:value-type="float">
            <text:p>24.369453341155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6.9584490481838" calcext:value-type="float">
            <text:p>26.958449048183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5.7370028396538" calcext:value-type="float">
            <text:p>25.737002839653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6.3108221345153" calcext:value-type="float">
            <text:p>26.310822134515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.8045458519224" calcext:value-type="float">
            <text:p>25.804545851922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4.1594978181933" calcext:value-type="float">
            <text:p>24.15949781819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.6486201546982" calcext:value-type="float">
            <text:p>25.648620154698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5.1564923142221" calcext:value-type="float">
            <text:p>25.156492314222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5.9569900332739" calcext:value-type="float">
            <text:p>25.956990033273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7.723686394103" calcext:value-type="float">
            <text:p>27.72368639410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7.3845071843694" calcext:value-type="float">
            <text:p>27.384507184369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8.0354174832964" calcext:value-type="float">
            <text:p>28.035417483296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8.5030589162023" calcext:value-type="float">
            <text:p>28.503058916202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7.1692291401684" calcext:value-type="float">
            <text:p>27.169229140168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3.5908425588107" calcext:value-type="float">
            <text:p>23.590842558810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3.1146275219712" calcext:value-type="float">
            <text:p>23.114627521971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5.4866945815566" calcext:value-type="float">
            <text:p>25.486694581556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7.1332808876421" calcext:value-type="float">
            <text:p>27.133280887642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9.8810916903612" calcext:value-type="float">
            <text:p>29.881091690361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8.7097031843617" calcext:value-type="float">
            <text:p>28.709703184361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6.6476117082273" calcext:value-type="float">
            <text:p>26.647611708227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8.9887506510706" calcext:value-type="float">
            <text:p>28.988750651070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0.2723364591417" calcext:value-type="float">
            <text:p>30.272336459141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6.6301883479118" calcext:value-type="float">
            <text:p>26.630188347911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7.5071424078014" calcext:value-type="float">
            <text:p>27.507142407801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8.9772531854536" calcext:value-type="float">
            <text:p>28.977253185453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7.5554231375826" calcext:value-type="float">
            <text:p>27.555423137582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8.3067955210178" calcext:value-type="float">
            <text:p>28.306795521017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0.0436251028498" calcext:value-type="float">
            <text:p>30.043625102849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0.595348289771" calcext:value-type="float">
            <text:p>30.59534828977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5.6547955492429" calcext:value-type="float">
            <text:p>25.654795549242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5.9162322878386" calcext:value-type="float">
            <text:p>25.916232287838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7.9030769369714" calcext:value-type="float">
            <text:p>27.903076936971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6.9308325441178" calcext:value-type="float">
            <text:p>26.930832544117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3.3908856736551" calcext:value-type="float">
            <text:p>23.390885673655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7.0926561761623" calcext:value-type="float">
            <text:p>27.092656176162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8.3057523661899" calcext:value-type="float">
            <text:p>28.305752366189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.923810244984" calcext:value-type="float">
            <text:p>26.92381024498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3.2657787290051" calcext:value-type="float">
            <text:p>23.265778729005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7.8456372792997" calcext:value-type="float">
            <text:p>27.845637279299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5.6054596412607" calcext:value-type="float">
            <text:p>25.605459641260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7.4620556838579" calcext:value-type="float">
            <text:p>27.462055683857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6.6401658978314" calcext:value-type="float">
            <text:p>26.640165897831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.3351141635795" calcext:value-type="float">
            <text:p>31.335114163579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4.651450993249" calcext:value-type="float">
            <text:p>24.65145099324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7.9702321633004" calcext:value-type="float">
            <text:p>27.970232163300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.5217290463773" calcext:value-type="float">
            <text:p>25.521729046377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7.7842543253252" calcext:value-type="float">
            <text:p>27.784254325325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9.2896493696659" calcext:value-type="float">
            <text:p>29.289649369665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1.1326304954153" calcext:value-type="float">
            <text:p>31.132630495415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8.9492508346192" calcext:value-type="float">
            <text:p>28.949250834619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9.2644348899722" calcext:value-type="float">
            <text:p>29.264434889972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7.2470949154977" calcext:value-type="float">
            <text:p>27.247094915497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0.8274091263777" calcext:value-type="float">
            <text:p>30.827409126377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9.8456418917646" calcext:value-type="float">
            <text:p>29.845641891764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6.4163595534884" calcext:value-type="float">
            <text:p>26.416359553488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.2438645493016" calcext:value-type="float">
            <text:p>25.243864549301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5.6854884056051" calcext:value-type="float">
            <text:p>25.685488405605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9.3349364046948" calcext:value-type="float">
            <text:p>29.334936404694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2.6262290847374" calcext:value-type="float">
            <text:p>22.626229084737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5.5002913147759" calcext:value-type="float">
            <text:p>25.500291314775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5.4428788945584" calcext:value-type="float">
            <text:p>25.442878894558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4.3773199036845" calcext:value-type="float">
            <text:p>24.377319903684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6.6454438702512" calcext:value-type="float">
            <text:p>26.645443870251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8.8818856362418" calcext:value-type="float">
            <text:p>28.881885636241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8.2372553490891" calcext:value-type="float">
            <text:p>28.237255349089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.2319374080114" calcext:value-type="float">
            <text:p>27.231937408011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9.245652608867" calcext:value-type="float">
            <text:p>29.24565260886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2.2561218622968" calcext:value-type="float">
            <text:p>32.256121862296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5.5052818461998" calcext:value-type="float">
            <text:p>25.505281846199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6.7307193280945" calcext:value-type="float">
            <text:p>26.730719328094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4.4345507107242" calcext:value-type="float">
            <text:p>24.434550710724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1.904993783351" calcext:value-type="float">
            <text:p>21.9049937833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7061810023852" calcext:value-type="float">
            <text:p>25.70618100238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7T18:25:33.635000000</meta:creation-date>
    <dc:date>2024-07-17T18:25:50.838000000</dc:date>
    <meta:editing-duration>PT17S</meta:editing-duration>
    <meta:editing-cycles>1</meta:editing-cycles>
    <meta:document-statistic meta:table-count="1" meta:cell-count="734" meta:object-count="0"/>
    <meta:generator>LibreOffice/7.4.0.3$Windows_X86_64 LibreOffice_project/f85e47c08ddd19c015c0114a68350214f7066f5a</meta:generator>
  </office:meta>
</office:document-meta>
</file>